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7" style:family="paragraph" style:parent-style-name="Standard">
      <style:paragraph-properties style:writing-mode="lr-tb"/>
      <style:text-properties fo:font-size="11pt" fo:font-weight="bold" style:font-size-asian="11pt" style:font-size-complex="11pt"/>
    </style:style>
    <style:style style:name="P8" style:family="paragraph" style:parent-style-name="Standard">
      <style:paragraph-properties style:writing-mode="lr-tb"/>
      <style:text-properties fo:font-size="11pt" fo:font-weight="bold" style:font-size-asian="11pt" style:font-size-complex="11pt" style:font-weight-complex="bold"/>
    </style:style>
    <style:style style:name="P9" style:family="paragraph" style:parent-style-name="Standard"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3" style:family="paragraph" style:parent-style-name="Standard"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tracked-changes>
        <text:changed-region text:id="ct147342528">
          <text:insertion>
            <office:change-info>
              <dc:creator>Hector </dc:creator>
              <dc:date>2010-01-23T16:22:00</dc:date>
            </office:change-info>
          </text:insertion>
        </text:changed-region>
        <text:changed-region text:id="ct146831648">
          <text:deletion>
            <office:change-info>
              <dc:creator>Hector </dc:creator>
              <dc:date>2010-01-23T16:22:00</dc:date>
            </office:change-info>
            <text:p text:style-name="P1">t</text:p>
          </text:deletion>
        </text:changed-region>
        <text:changed-region text:id="ct145265592">
          <text:insertion>
            <office:change-info>
              <dc:creator>Hector </dc:creator>
              <dc:date>2010-01-23T16:22:00</dc:date>
            </office:change-info>
          </text:insertion>
        </text:changed-region>
        <text:changed-region text:id="ct147336128">
          <text:format-change>
            <office:change-info>
              <dc:creator>Hector </dc:creator>
              <dc:date>2010-01-23T16:22:00</dc:date>
            </office:change-info>
          </text:format-change>
        </text:changed-region>
        <text:changed-region text:id="ct146503672">
          <text:insertion>
            <office:change-info>
              <dc:creator>Hector </dc:creator>
              <dc:date>2010-01-23T16:21:00</dc:date>
            </office:change-info>
          </text:insertion>
        </text:changed-region>
        <text:changed-region text:id="ct146165944">
          <text:format-change>
            <office:change-info>
              <dc:creator>Hector </dc:creator>
              <dc:date>2010-01-23T16:21:00</dc:date>
            </office:change-info>
          </text:format-change>
        </text:changed-region>
        <text:changed-region text:id="ct147299904">
          <text:insertion>
            <office:change-info>
              <dc:creator>Hector </dc:creator>
              <dc:date>2010-01-23T16:21:00</dc:date>
            </office:change-info>
          </text:insertion>
        </text:changed-region>
        <text:changed-region text:id="ct146297320">
          <text:deletion>
            <office:change-info>
              <dc:creator>Hector </dc:creator>
              <dc:date>2010-01-23T16:21:00</dc:date>
            </office:change-info>
            <text:p text:style-name="P1">Boo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3">Especificación formal de los aspectos sintácticos del lenguaje. </text:p>
      <text:p text:style-name="P2"/>
      <text:p text:style-name="P11"><text:span text:style-name="T1">2.1. Descripción de los operadores</text:span><text:span text:style-name="T2"> </text:span></text:p>
      <text:p text:style-name="P12"/>
      <text:p text:style-name="P6">Los operadores del lenguaje son los siguientes. Todos asocian a derechas, excepto los de nivel 3:</text:p>
      <text:p text:style-name="P6">Operador<text:tab/>Aridad:</text:p>
      <text:p text:style-name="P8">Nivel 0 – menor prioridad</text:p>
      <text:p text:style-name="P6">&lt;<text:tab/>2</text:p>
      <text:p text:style-name="P6">&gt;<text:tab/>2</text:p>
      <text:p text:style-name="P6">&lt;=<text:tab/>2</text:p>
      <text:p text:style-name="P6">&gt;=<text:tab/>2</text:p>
      <text:p text:style-name="P6">=<text:tab/>2</text:p>
      <text:p text:style-name="P6">=/=<text:tab/>2</text:p>
      <text:p text:style-name="P8">Nivel 1</text:p>
      <text:p text:style-name="P6">+<text:tab/>2</text:p>
      <text:p text:style-name="P6">-<text:tab/>2</text:p>
      <text:p text:style-name="P6">or <text:tab/>2</text:p>
      <text:p text:style-name="P8">Nivel 2</text:p>
      <text:p text:style-name="P6">*<text:tab/>2</text:p>
      <text:p text:style-name="P6">/<text:tab/>2</text:p>
      <text:p text:style-name="P6">%<text:tab/>2</text:p>
      <text:p text:style-name="P6">and <text:tab/>2</text:p>
      <text:p text:style-name="P8">Nivel 3</text:p>
      <text:p text:style-name="P9">&gt;&gt;<text:tab/>2</text:p>
      <text:p text:style-name="P9">&lt;&lt;<text:tab/>2</text:p>
      <text:p text:style-name="P7">Nivel 4 – mayor prioridad</text:p>
      <text:p text:style-name="P6">not<text:tab/>1</text:p>
      <text:p text:style-name="P6">-<text:tab/>1</text:p>
      <text:p text:style-name="P6">(float)<text:tab/>1</text:p>
      <text:p text:style-name="P6">(int)<text:tab/>1</text:p>
      <text:p text:style-name="P6">(nat)<text:tab/>1</text:p>
      <text:p text:style-name="P6">(char)<text:tab/>1</text:p>
      <text:p text:style-name="P10">| |<text:tab/>1</text:p>
      <text:p text:style-name="P2"/>
      <text:p text:style-name="Standard"><text:span text:style-name="T1">2.2. Formalización de la sintaxis</text:span><text:span text:style-name="T3"> </text:span></text:p>
      <text:p text:style-name="P3">Formalización de la sintaxis del lenguaje utilizando una gramática incontextual. Dicha gramática debe representar de manera natural las prioridades y la asociatividad de los operadores.</text:p>
      <text:p text:style-name="Standard"/>
      <text:p text:style-name="P1">Programa → Declaraciones &amp; Instrucciones</text:p>
      <text:p text:style-name="P1">Declaraciones → Declaración ; Declaraciones</text:p>
      <text:p text:style-name="P1">Declaraciones → Declaración</text:p>
      <text:p text:style-name="P1">Declaración → id : <text:change-start text:change-id="ct147342528"/>T<text:change-end text:change-id="ct147342528"/><text:change text:change-id="ct146831648"/>ipo<text:change-start text:change-id="ct145265592"/></text:p>
      <text:p text:style-name="P13"><text:change-start text:change-id="ct147336128"/>Tipo → Boolean</text:p>
      <text:p text:style-name="P13">Tipo → character</text:p>
      <text:p text:style-name="P13">Tipo → Float</text:p>
      <text:p text:style-name="P13">Tipo → Natural<text:change-end text:change-id="ct145265592"/><text:change-end text:change-id="ct147336128"/></text:p>
      <text:p text:style-name="P1">Instrucciones → Instrucción ; Instrucciones</text:p>
      <text:p text:style-name="P1">Instrucciones → Instrucción</text:p>
      <text:p text:style-name="P1">Instrucción → InsLectura</text:p>
      <text:p text:style-name="P1">Instrucción → InsEscritura</text:p>
      <text:p text:style-name="P1">Instrucción → InsAsignación</text:p>
      <text:p text:style-name="P1">InsLectura → <text:s/>in(v)</text:p>
      <text:p text:style-name="P1">InsEscritura → out(Expresion)</text:p>
      <text:p text:style-name="P1">InsAsignación → id := Expresión</text:p>
      <text:p text:style-name="P1">Expresión → ExpresiónNiv1 OpNiv0 ExpresiónNiv1 </text:p>
      <text:p text:style-name="P1">Expresión → ExpresiónNiv1</text:p>
      <text:p text:style-name="P1"><text:soft-page-break/>ExpresiónNiv1 → ExpresiónNiv1 OpNiv1 ExpresiónNiv2</text:p>
      <text:p text:style-name="P1">ExpresiónNiv1 → ExpresiónNiv2</text:p>
      <text:p text:style-name="P1">ExpresiónNiv2 → ExpresiónNiv2 OpNiv2 ExpresiónNiv3</text:p>
      <text:p text:style-name="P1">ExpresiónNiv2 → ExpresiónNiv3</text:p>
      <text:p text:style-name="P1">ExpresiónNiv3 → ExpresionNiv4 OpNiv3 ExpresiónNiv3</text:p>
      <text:p text:style-name="P1">ExpresiónNiv3 → ExpresiónNiv4</text:p>
      <text:p text:style-name="P1">ExpresiónNiv4 → OpNiv4 ExpresiónNiv4</text:p>
      <text:p text:style-name="P1">ExpresiónNiv4 → | Expresión |</text:p>
      <text:p text:style-name="P1">ExpresiónNiv4 → ( Expresión )</text:p>
      <text:p text:style-name="P1">ExpresiónNiv4 → Literal</text:p>
      <text:p text:style-name="P1">Literal → id</text:p>
      <text:p text:style-name="P1">Literal → litNat</text:p>
      <text:p text:style-name="P1">Literal → litFlo</text:p>
      <text:p text:style-name="P1">Literal → lit<text:change-start text:change-id="ct146503672"/>True</text:p>
      <text:p text:style-name="P1">Litera <text:change-start text:change-id="ct146165944"/>→<text:change-end text:change-id="ct146165944"/> <text:change-end text:change-id="ct146503672"/><text:change-start text:change-id="ct147299904"/>litFalse<text:change-end text:change-id="ct147299904"/><text:change text:change-id="ct146297320"/></text:p>
      <text:p text:style-name="P1">Literal → litCha</text:p>
      <text:p text:style-name="P1">OpNiv0 → &lt;</text:p>
      <text:p text:style-name="P1">OpNiv0 → &gt;<text:tab/></text:p>
      <text:p text:style-name="P1">OpNiv0 → &lt;=<text:tab/></text:p>
      <text:p text:style-name="P1">OpNiv0 → &gt;=</text:p>
      <text:p text:style-name="P1">OpNiv0 → =</text:p>
      <text:p text:style-name="P1">OpNiv0 → =/=</text:p>
      <text:p text:style-name="P1">OpNiv1 → +</text:p>
      <text:p text:style-name="P1">OpNiv1 → -</text:p>
      <text:p text:style-name="P1">OpNiv1 → or</text:p>
      <text:p text:style-name="P1">OpNiv2 → *</text:p>
      <text:p text:style-name="P1">OpNiv2 → /</text:p>
      <text:p text:style-name="P1">OpNiv2 → %</text:p>
      <text:p text:style-name="P1">OpNiv2 → and</text:p>
      <text:p text:style-name="P4">OpNiv3 → &gt;&gt;</text:p>
      <text:p text:style-name="P4">OpNiv3 → &lt;&lt;</text:p>
      <text:p text:style-name="P4">OpNiv4 → not</text:p>
      <text:p text:style-name="P4">OpNiv4 → -</text:p>
      <text:p text:style-name="P4">OpNiv4 → (float)</text:p>
      <text:p text:style-name="P4">OpNiv4 → (int)</text:p>
      <text:p text:style-name="P4">OpNiv4 → (nat)</text:p>
      <text:p text:style-name="P1">OpNiv4 → (ch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1-23T16:22:25</dc:date>
    <dc:creator>Hector </dc:creator>
    <meta:editing-duration>PT00H36M00S</meta:editing-duration>
    <meta:editing-cycles>3</meta:editing-cycles>
    <meta:generator>OpenOffice.org/3.1$Linux OpenOffice.org_project/310m21$Build-9319</meta:generator>
    <meta:document-statistic meta:table-count="0" meta:image-count="0" meta:object-count="0" meta:page-count="2" meta:paragraph-count="91" meta:word-count="317" meta:character-count="1821"/>
  </office:meta>
</office:document-meta>
</file>